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755cm"/>
    </style:style>
    <style:style style:name="co2" style:family="table-column">
      <style:table-column-properties fo:break-before="auto" style:column-width="14.2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Sauvegarde effectu&amp;eacute;e</text:p>
          </table:table-cell>
          <table:table-cell table:style-name="ce2" office:value-type="string" calcext:value-type="string">
            <text:p>backup perform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f</text:p>
          </table:table-cell>
          <table:table-cell table:style-name="ce2" office:value-type="string" calcext:value-type="string">
            <text:p>activ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r Captcha</text:p>
          </table:table-cell>
          <table:table-cell table:style-name="ce2" office:value-type="string" calcext:value-type="string">
            <text:p>enable Captch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n email</text:p>
          </table:table-cell>
          <table:table-cell table:style-name="ce2" office:value-type="string" calcext:value-type="string">
            <text:p>admin email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e mail de destination : Votre adresse mail ou celle de contact du site.</text:p>
          </table:table-cell>
          <table:table-cell table:style-name="ce2" office:value-type="string" calcext:value-type="string">
            <text:p>E-mail address of destination : Your email address or the contact sit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 d'un menu lateral glissant avec la page. (N&amp;eacute;c&amp;eacute;ssite jQuery)</text:p>
          </table:table-cell>
          <table:table-cell table:style-name="ce2" office:value-type="string" calcext:value-type="string">
            <text:p>Add a lateral sliding menu. (Requires jQuery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 d'un ou plusieurs carrousels d'images.</text:p>
          </table:table-cell>
          <table:table-cell table:style-name="ce2" office:value-type="string" calcext:value-type="string">
            <text:p>Add one or more images carousels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jout&amp;eacute; &amp;agrave; l'&amp;eacute;diteur de texte lorsque le plugin est actif.</text:p>
          </table:table-cell>
          <table:table-cell table:style-name="ce2" office:value-type="string" calcext:value-type="string">
            <text:p>added to the text editor when the plugin is activ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e cette image</text:p>
          </table:table-cell>
          <table:table-cell table:style-name="ce2" office:value-type="string" calcext:value-type="string">
            <text:p>Add this ima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er un champ :</text:p>
          </table:table-cell>
          <table:table-cell table:style-name="ce2" office:value-type="string" calcext:value-type="string">
            <text:p>Add a field 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er une image :</text:p>
          </table:table-cell>
          <table:table-cell table:style-name="ce2" office:value-type="string" calcext:value-type="string">
            <text:p>Add a picture 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er</text:p>
          </table:table-cell>
          <table:table-cell table:style-name="ce2" office:value-type="string" calcext:value-type="string">
            <text:p>A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ivage effectu&amp;eacute;</text:p>
          </table:table-cell>
          <table:table-cell table:style-name="ce2" office:value-type="string" calcext:value-type="string">
            <text:p>Archiving perform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blioth&amp;egrave;que Javascript utile pour certains plugins. (d&amp;eacute;conseill&amp;eacute; si inutile)</text:p>
          </table:table-cell>
          <table:table-cell table:style-name="ce2" office:value-type="string" calcext:value-type="string">
            <text:p>Javascript library for some plugins. (not recommended if not require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ton Envoyer</text:p>
          </table:table-cell>
          <table:table-cell table:style-name="ce2" office:value-type="string" calcext:value-type="string">
            <text:p>Send butto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e plugin permet d'ajouter du style CSS personnalis&amp;eacute; au site web sans avoir &amp;agrave; modifier le template.</text:p>
          </table:table-cell>
          <table:table-cell table:style-name="ce2" office:value-type="string" calcext:value-type="string">
            <text:p>This plugin allows you to add custom CSS to the website without having to modify the template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 plugin permet d'ajouter le code de suivi Google Analytics sur le site.</text:p>
          </table:table-cell>
          <table:table-cell table:style-name="ce2" office:value-type="string" calcext:value-type="string">
            <text:p>This plugin adds the Google Analytics tracking code on the site.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e plugin permet d'ajouter un bloc de contenu HTML. Il peut &amp;ecirc;tre utilis&amp;eacute; pour une sidebar ou ailleurs.</text:p>
          </table:table-cell>
          <table:table-cell table:style-name="ce2" office:value-type="string" calcext:value-type="string">
            <text:p>This plugin allows you to add a block of HTML content. It can be used for a sidebar or elsewhere.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e plugin permet d'ins&amp;eacute;rer du code (PHP, HTML, JS, CSS) avec coloration syntaxique dans le contenu de la page.</text:p>
          </table:table-cell>
          <table:table-cell table:style-name="ce2" office:value-type="string" calcext:value-type="string">
            <text:p>This plugin allows you to insert code (PHP, HTML, JS, CSS) with syntax highlighting in the content of the page.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e plugin permet d'ins&amp;eacute;rer une vid&amp;eacute;o dans le contenu de la page. La vid&amp;eacute;o doit &amp;ecirc;tre accessible depuis le Finder</text:p>
          </table:table-cell>
          <table:table-cell table:style-name="ce2" office:value-type="string" calcext:value-type="string">
            <text:p>This plugin allows you to insert a video into the content of the page. The video should be accessible from the Finder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e plugin permet de cr&amp;eacute;er un formulaire de contact pouvant s'installer &amp;agrave; n'importe quel endroit du site.</text:p>
          </table:table-cell>
          <table:table-cell table:style-name="ce2" office:value-type="string" calcext:value-type="string">
            <text:p>This plugin allows you to create a contact form that can be installed at any location of the sit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ment effectu&amp;eacute;</text:p>
          </table:table-cell>
          <table:table-cell table:style-name="ce2" office:value-type="string" calcext:value-type="string">
            <text:p>changes mad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ment Utilisateur / Mot de passe / Langue</text:p>
          </table:table-cell>
          <table:table-cell table:style-name="ce2" office:value-type="string" calcext:value-type="string">
            <text:p>Change User / Password / Langua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ment dynamique des images (conseill&amp;eacute;)</text:p>
          </table:table-cell>
          <table:table-cell table:style-name="ce2" office:value-type="string" calcext:value-type="string">
            <text:p>Dynamic loading images (recommended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r jQuery</text:p>
          </table:table-cell>
          <table:table-cell table:style-name="ce2" office:value-type="string" calcext:value-type="string">
            <text:p>jQuery loa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 Display</text:p>
          </table:table-cell>
          <table:table-cell table:style-name="ce2" office:value-type="string" calcext:value-type="string">
            <text:p>Display code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 image &amp;agrave; entrer pour bloquer l'envoi automatique de mail par des robots.</text:p>
          </table:table-cell>
          <table:table-cell table:style-name="ce2" office:value-type="string" calcext:value-type="string">
            <text:p>Picture to come to block the automatic sending of email by robots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r le code de suivi</text:p>
          </table:table-cell>
          <table:table-cell table:style-name="ce2" office:value-type="string" calcext:value-type="string">
            <text:p>Paste the tracking cod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g</text:p>
          </table:table-cell>
          <table:table-cell table:style-name="ce2" office:value-type="string" calcext:value-type="string">
            <text:p>config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S du template</text:p>
          </table:table-cell>
          <table:table-cell table:style-name="ce2" office:value-type="string" calcext:value-type="string">
            <text:p>CSS templat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S Uno</text:p>
          </table:table-cell>
          <table:table-cell table:style-name="ce2" office:value-type="string" calcext:value-type="string">
            <text:p>CSS Uno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&amp;eacute;connexion</text:p>
          </table:table-cell>
          <table:table-cell table:style-name="ce2" office:value-type="string" calcext:value-type="string">
            <text:p>Logout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ns le template et de la prendre en compte dans le fichier CSS.</text:p>
          </table:table-cell>
          <table:table-cell table:style-name="ce2" office:value-type="string" calcext:value-type="string">
            <text:p>in the template and take it into account in the CSS fil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s</text:p>
          </table:table-cell>
          <table:table-cell table:style-name="ce2" office:value-type="string" calcext:value-type="string">
            <text:p>i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 du site</text:p>
          </table:table-cell>
          <table:table-cell table:style-name="ce2" office:value-type="string" calcext:value-type="string">
            <text:p>Site Description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&amp;eacute; de la transition entre deux images (ms)</text:p>
          </table:table-cell>
          <table:table-cell table:style-name="ce2" office:value-type="string" calcext:value-type="string">
            <text:p>Duration of the transition between two images (ms)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&amp;eacute;e de la pause sur chaque image (ms).</text:p>
          </table:table-cell>
          <table:table-cell table:style-name="ce2" office:value-type="string" calcext:value-type="string">
            <text:p>Length of the pause on each image (ms)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hec de l'envoi</text:p>
          </table:table-cell>
          <table:table-cell table:style-name="ce2" office:value-type="string" calcext:value-type="string">
            <text:p>Failure to sen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hec</text:p>
          </table:table-cell>
          <table:table-cell table:style-name="ce2" office:value-type="string" calcext:value-type="string">
            <text:p>Fail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rire les styles CSS</text:p>
          </table:table-cell>
          <table:table-cell table:style-name="ce2" office:value-type="string" calcext:value-type="string">
            <text:p>Write CS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gistre cette page et son titre</text:p>
          </table:table-cell>
          <table:table-cell table:style-name="ce2" office:value-type="string" calcext:value-type="string">
            <text:p>Saves this page and titl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gistre le contenu</text:p>
          </table:table-cell>
          <table:table-cell table:style-name="ce2" office:value-type="string" calcext:value-type="string">
            <text:p>Saves the content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gistre le mot de passe</text:p>
          </table:table-cell>
          <table:table-cell table:style-name="ce2" office:value-type="string" calcext:value-type="string">
            <text:p>Saves the passwor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gistre les param&amp;egrave;tres</text:p>
          </table:table-cell>
          <table:table-cell table:style-name="ce2" office:value-type="string" calcext:value-type="string">
            <text:p>Saves setting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gistrer la page</text:p>
          </table:table-cell>
          <table:table-cell table:style-name="ce2" office:value-type="string" calcext:value-type="string">
            <text:p>Save Pa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gistrer</text:p>
          </table:table-cell>
          <table:table-cell table:style-name="ce2" office:value-type="string" calcext:value-type="string">
            <text:p>register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trer un pseudo. Eviter les mots trop simples (admin, user...)</text:p>
          </table:table-cell>
          <table:table-cell table:style-name="ce2" office:value-type="string" calcext:value-type="string">
            <text:p>Enter a nickname. Avoid words that are too simple (admin, user ...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eur du Captcha</text:p>
          </table:table-cell>
          <table:table-cell table:style-name="ce2" office:value-type="string" calcext:value-type="string">
            <text:p>Captcha erro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eur</text:p>
          </table:table-cell>
          <table:table-cell table:style-name="ce2" office:value-type="string" calcext:value-type="string">
            <text:p>erro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ire une sauvegarde</text:p>
          </table:table-cell>
          <table:table-cell table:style-name="ce2" office:value-type="string" calcext:value-type="string">
            <text:p>Make a backu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er</text:p>
          </table:table-cell>
          <table:table-cell table:style-name="ce2" office:value-type="string" calcext:value-type="string">
            <text:p>Finde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tionnaire de fichiers</text:p>
          </table:table-cell>
          <table:table-cell table:style-name="ce2" office:value-type="string" calcext:value-type="string">
            <text:p>File Manage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Analytics</text:p>
          </table:table-cell>
          <table:table-cell table:style-name="ce2" office:value-type="string" calcext:value-type="string">
            <text:p>Google Analytic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 du carrousel (px).</text:p>
          </table:table-cell>
          <table:table-cell table:style-name="ce2" office:value-type="string" calcext:value-type="string">
            <text:p>Height carousel (px)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</text:p>
          </table:table-cell>
          <table:table-cell table:style-name="ce2" office:value-type="string" calcext:value-type="string">
            <text:p>heigh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ant :</text:p>
          </table:table-cell>
          <table:table-cell table:style-name="ce2" office:value-type="string" calcext:value-type="string">
            <text:p>username: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l est aussi possible d'utiliser ce formulaire pour ins&amp;eacute;rer n'importe quel autre code Javascript.</text:p>
          </table:table-cell>
          <table:table-cell table:style-name="ce2" office:value-type="string" calcext:value-type="string">
            <text:p>You can also use this form to place any other JavaScript cod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 manque les &amp;eacute;l&amp;eacute;ments actuels</text:p>
          </table:table-cell>
          <table:table-cell table:style-name="ce2" office:value-type="string" calcext:value-type="string">
            <text:p>It lacks the current element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 s'utilise avec le bouton</text:p>
          </table:table-cell>
          <table:table-cell table:style-name="ce2" office:value-type="string" calcext:value-type="string">
            <text:p>It is used with the button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l suffit d'ins&amp;eacute;rer le code &lt;code&gt;[[carrousel-3]]&lt;/code&gt; dans le texte de votre page ou bien directement dans le template. Ce code sera remplac&amp;eacute; par le carrousel correspondant.</text:p>
          </table:table-cell>
          <table:table-cell table:style-name="ce2" office:value-type="string" calcext:value-type="string">
            <text:p>Just insert the code &lt;code&gt; [[carousel-3]] &lt;/ code&gt; in the text of your page or directly into the template. This code will be replaced by the corresponding carousel. 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l suffit d'ins&amp;eacute;rer le code &lt;code&gt;[[contact]]&lt;/code&gt; dans le texte de votre page ou bien directement dans le template. Ce code sera remplac&amp;eacute; par le formulaire.</text:p>
          </table:table-cell>
          <table:table-cell table:style-name="ce2" office:value-type="string" calcext:value-type="string">
            <text:p>Just insert the code &lt;code&gt; [[contact]] &lt;/ code&gt; in the text of your page or directly into the template. This code will be replaced by the form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 suffit d'ins&amp;eacute;rer le code</text:p>
          </table:table-cell>
          <table:table-cell table:style-name="ce2" office:value-type="string" calcext:value-type="string">
            <text:p>Just insert the cod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table:style-name="ce2" office:value-type="string" calcext:value-type="string">
            <text:p>image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ortant pour attirer le visiteur. 156 caract&amp;egrave;res max.</text:p>
          </table:table-cell>
          <table:table-cell table:style-name="ce2" office:value-type="string" calcext:value-type="string">
            <text:p>Important for attracting visitors. 156 characters max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ctif</text:p>
          </table:table-cell>
          <table:table-cell table:style-name="ce2" office:value-type="string" calcext:value-type="string">
            <text:p>inactive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&amp;egrave;re une page apr&amp;egrave;s celle-ci. L'avez-vous enregistr&amp;eacute;e ?</text:p>
          </table:table-cell>
          <table:table-cell table:style-name="ce2" office:value-type="string" calcext:value-type="string">
            <text:p>Inserts a page thereafter. Have you registered?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langue &amp;eacute;t&amp;eacute; chang&amp;eacute;e</text:p>
          </table:table-cell>
          <table:table-cell table:style-name="ce2" office:value-type="string" calcext:value-type="string">
            <text:p>The language was changed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 phrase de remerciement qui s'affichera &amp;agrave; l'&amp;eacute;cran apr&amp;egrave;s envoi du message.</text:p>
          </table:table-cell>
          <table:table-cell table:style-name="ce2" office:value-type="string" calcext:value-type="string">
            <text:p>The sentence of thanks that will be displayed on the screen after sending the messag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premi&amp;egrave;re image qui s'affiche est al&amp;eacute;atoire.</text:p>
          </table:table-cell>
          <table:table-cell table:style-name="ce2" office:value-type="string" calcext:value-type="string">
            <text:p>The first image that appears is random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el</text:p>
          </table:table-cell>
          <table:table-cell table:style-name="ce2" office:value-type="string" calcext:value-type="string">
            <text:p>label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gue pour la partie admin du site (fr, en...)</text:p>
          </table:table-cell>
          <table:table-cell table:style-name="ce2" office:value-type="string" calcext:value-type="string">
            <text:p>Language for the admin side of the page (fr, en ...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gue</text:p>
          </table:table-cell>
          <table:table-cell table:style-name="ce2" office:value-type="string" calcext:value-type="string">
            <text:p>langua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eur du carrousel (px).</text:p>
          </table:table-cell>
          <table:table-cell table:style-name="ce2" office:value-type="string" calcext:value-type="string">
            <text:p>Width of the carousel (px)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eur page</text:p>
          </table:table-cell>
          <table:table-cell table:style-name="ce2" office:value-type="string" calcext:value-type="string">
            <text:p>page Width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eur</text:p>
          </table:table-cell>
          <table:table-cell table:style-name="ce2" office:value-type="string" calcext:value-type="string">
            <text:p>width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zyLoad</text:p>
          </table:table-cell>
          <table:table-cell table:style-name="ce2" office:value-type="string" calcext:value-type="string">
            <text:p>LazyLoad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 .mp4 doit &amp;ecirc;tre encod&amp;eacute; en H.264 pour la vid&amp;eacute;o et AAC pour l'audio.</text:p>
          </table:table-cell>
          <table:table-cell table:style-name="ce2" office:value-type="string" calcext:value-type="string">
            <text:p>The .mp4 must be encoded in H.264 for video and AAC for audio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 .mp4 doit &amp;ecirc;tre encod&amp;eacute; en H.264 pour la vid&amp;eacute;o et MP3 pour l'audio</text:p>
          </table:table-cell>
          <table:table-cell table:style-name="ce2" office:value-type="string" calcext:value-type="string">
            <text:p>The .mp4 must be encoded in H.264 for video and MP3 for audio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 code sera install&amp;eacute; en bas de page, en fin de /body/.</text:p>
          </table:table-cell>
          <table:table-cell table:style-name="ce2" office:value-type="string" calcext:value-type="string">
            <text:p>The code will be installed at the bottom of the page, in the end / body /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 code sera install&amp;eacute; en d&amp;eacute;but de page, dans la partie /head/.</text:p>
          </table:table-cell>
          <table:table-cell table:style-name="ce2" office:value-type="string" calcext:value-type="string">
            <text:p>The code will be set to top, in the / head /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 diaporama 'image par image' de r&amp;eacute;f&amp;eacute;rence. Nombreuses transitions tr&amp;egrave;s r&amp;eacute;ussies.</text:p>
          </table:table-cell>
          <table:table-cell table:style-name="ce2" office:value-type="string" calcext:value-type="string">
            <text:p>Slide 'frame' of reference. Many transitions very successful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 mot qui doit appara&amp;icirc;tre sur le bouton pour envoyer.</text:p>
          </table:table-cell>
          <table:table-cell table:style-name="ce2" office:value-type="string" calcext:value-type="string">
            <text:p>The word that should appear on the button to send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site a &amp;eacute;t&amp;eacute; mis &amp;agrave; jour</text:p>
          </table:table-cell>
          <table:table-cell table:style-name="ce2" office:value-type="string" calcext:value-type="string">
            <text:p>The site has been upda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 balises script.</text:p>
          </table:table-cell>
          <table:table-cell table:style-name="ce2" office:value-type="string" calcext:value-type="string">
            <text:p>script tags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 deux balises style d'ouverture et de fermeture.</text:p>
          </table:table-cell>
          <table:table-cell table:style-name="ce2" office:value-type="string" calcext:value-type="string">
            <text:p>both style opening and closing tags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 Format -Titre 2- (balises HTML H2) des pages seront des sous-menu.</text:p>
          </table:table-cell>
          <table:table-cell table:style-name="ce2" office:value-type="string" calcext:value-type="string">
            <text:p>The Format -Title 2 (H2 HTML tags) pages will be submenu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 login / mot de passe ont &amp;eacute;t&amp;eacute; chang&amp;eacute;s</text:p>
          </table:table-cell>
          <table:table-cell table:style-name="ce2" office:value-type="string" calcext:value-type="string">
            <text:p>The login / password were chang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 mots de passes sont diff&amp;eacute;rents</text:p>
          </table:table-cell>
          <table:table-cell table:style-name="ce2" office:value-type="string" calcext:value-type="string">
            <text:p>Passwords are differen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&amp;ecirc;me styles dans l'&amp;eacute;diteur et la page. Ref : </text:p>
          </table:table-cell>
          <table:table-cell table:style-name="ce2" office:value-type="string" calcext:value-type="string">
            <text:p>Even styles in the editor and page. Ref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 fiche</text:p>
          </table:table-cell>
          <table:table-cell table:style-name="ce2" office:value-type="string" calcext:value-type="string">
            <text:p>my Car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vais &amp;eacute;l&amp;eacute;ments actuels</text:p>
          </table:table-cell>
          <table:table-cell table:style-name="ce2" office:value-type="string" calcext:value-type="string">
            <text:p>Wrong current item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ci</text:p>
          </table:table-cell>
          <table:table-cell table:style-name="ce2" office:value-type="string" calcext:value-type="string">
            <text:p>thank yo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e en ligne de toutes les pages enregistr&amp;eacute;es</text:p>
          </table:table-cell>
          <table:table-cell table:style-name="ce2" office:value-type="string" calcext:value-type="string">
            <text:p>Posting of all saved page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 de passe actuel</text:p>
          </table:table-cell>
          <table:table-cell table:style-name="ce2" office:value-type="string" calcext:value-type="string">
            <text:p>Current Passwor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 de passe trop court</text:p>
          </table:table-cell>
          <table:table-cell table:style-name="ce2" office:value-type="string" calcext:value-type="string">
            <text:p>Forgot Password too shor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 de passe</text:p>
          </table:table-cell>
          <table:table-cell table:style-name="ce2" office:value-type="string" calcext:value-type="string">
            <text:p>Passwor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 du fichier</text:p>
          </table:table-cell>
          <table:table-cell table:style-name="ce2" office:value-type="string" calcext:value-type="string">
            <text:p>Filenam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 trop court</text:p>
          </table:table-cell>
          <table:table-cell table:style-name="ce2" office:value-type="string" calcext:value-type="string">
            <text:p>Too short nam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uveau</text:p>
          </table:table-cell>
          <table:table-cell table:style-name="ce2" office:value-type="string" calcext:value-type="string">
            <text:p>new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uvelle page</text:p>
          </table:table-cell>
          <table:table-cell table:style-name="ce2" office:value-type="string" calcext:value-type="string">
            <text:p>new pa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uvelle page</text:p>
          </table:table-cell>
          <table:table-cell table:style-name="ce2" office:value-type="string" calcext:value-type="string">
            <text:p>new pa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&amp;eacute;ro du carrousel</text:p>
          </table:table-cell>
          <table:table-cell table:style-name="ce2" office:value-type="string" calcext:value-type="string">
            <text:p>Number carousel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ions</text:p>
          </table:table-cell>
          <table:table-cell table:style-name="ce2" office:value-type="string" calcext:value-type="string">
            <text:p>option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</text:p>
          </table:table-cell>
          <table:table-cell table:style-name="ce2" office:value-type="string" calcext:value-type="string">
            <text:p>o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ge cr&amp;eacute;&amp;eacute;e</text:p>
          </table:table-cell>
          <table:table-cell table:style-name="ce2" office:value-type="string" calcext:value-type="string">
            <text:p>page crea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ge</text:p>
          </table:table-cell>
          <table:table-cell table:style-name="ce2" office:value-type="string" calcext:value-type="string">
            <text:p>page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 d&amp;eacute;faut le fichier cr&amp;eacute;&amp;eacute; sera index.html.</text:p>
          </table:table-cell>
          <table:table-cell table:style-name="ce2" office:value-type="string" calcext:value-type="string">
            <text:p>By default the file will be created index.html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&amp;egrave;tres :</text:p>
          </table:table-cell>
          <table:table-cell table:style-name="ce2" office:value-type="string" calcext:value-type="string">
            <text:p>parameters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use</text:p>
          </table:table-cell>
          <table:table-cell table:style-name="ce2" office:value-type="string" calcext:value-type="string">
            <text:p>pause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ermet d'adapter la largeur de l'&amp;eacute;diteur avec la largeur constat&amp;eacute;e sur la page HTML. (960 par defaut)</text:p>
          </table:table-cell>
          <table:table-cell table:style-name="ce2" office:value-type="string" calcext:value-type="string">
            <text:p>Adapts the width of the editor with the observed width of the HTML page. (960 by default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gins</text:p>
          </table:table-cell>
          <table:table-cell table:style-name="ce2" office:value-type="string" calcext:value-type="string">
            <text:p>plugins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sibilit&amp;eacute; de cr&amp;eacute;er plusieurs carrousels. Ils sont identifi&amp;eacute;s par un num&amp;eacute;ro.</text:p>
          </table:table-cell>
          <table:table-cell table:style-name="ce2" office:value-type="string" calcext:value-type="string">
            <text:p>Ability to create multiple carousels. They are identified by a number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r fonctionner sur tous les supports, la vid&amp;eacute;o doit &amp;ecirc;tre disponible en .mp4 et .webm.</text:p>
          </table:table-cell>
          <table:table-cell table:style-name="ce2" office:value-type="string" calcext:value-type="string">
            <text:p>To work in all media, the video should be available in mp4 and .webm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r fonctionner sur tous les supports, la vid&amp;eacute;o doit &amp;ecirc;tre disponible en .mp4 et .webm</text:p>
          </table:table-cell>
          <table:table-cell table:style-name="ce2" office:value-type="string" calcext:value-type="string">
            <text:p>To work in all media, the video should be available in mp4 and .webm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r fonctionner, JQuery doit &amp;ecirc;tre ins&amp;eacute;r&amp;eacute;. Voir dans config (ou dans le template).</text:p>
          </table:table-cell>
          <table:table-cell table:style-name="ce2" office:value-type="string" calcext:value-type="string">
            <text:p>To operate, JQuery to be inserted. See config (or the template)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mi&amp;egrave;re al&amp;eacute;atoire</text:p>
          </table:table-cell>
          <table:table-cell table:style-name="ce2" office:value-type="string" calcext:value-type="string">
            <text:p>random firs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lier</text:p>
          </table:table-cell>
          <table:table-cell table:style-name="ce2" office:value-type="string" calcext:value-type="string">
            <text:p>publish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&amp;eacute;sultat :</text:p>
          </table:table-cell>
          <table:table-cell table:style-name="ce2" office:value-type="string" calcext:value-type="string">
            <text:p>result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pier le code</text:p>
          </table:table-cell>
          <table:table-cell table:style-name="ce2" office:value-type="string" calcext:value-type="string">
            <text:p>Copy this cod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uration effectu&amp;eacute;e</text:p>
          </table:table-cell>
          <table:table-cell table:style-name="ce2" office:value-type="string" calcext:value-type="string">
            <text:p>restoration carried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taurer une sauvegarde (supprime le site actuel)</text:p>
          </table:table-cell>
          <table:table-cell table:style-name="ce2" office:value-type="string" calcext:value-type="string">
            <text:p>Restore a backup (deletes the current site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urer une sauvegarde</text:p>
          </table:table-cell>
          <table:table-cell table:style-name="ce2" office:value-type="string" calcext:value-type="string">
            <text:p>Restore a backu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&amp;eacute;lection :</text:p>
          </table:table-cell>
          <table:table-cell table:style-name="ce2" office:value-type="string" calcext:value-type="string">
            <text:p>selection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&amp;eacute;lectionner un fichier</text:p>
          </table:table-cell>
          <table:table-cell table:style-name="ce2" office:value-type="string" calcext:value-type="string">
            <text:p>Select Fil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s</text:p>
          </table:table-cell>
          <table:table-cell table:style-name="ce2" office:value-type="string" calcext:value-type="string">
            <text:p>withou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uvegarde de tout le site</text:p>
          </table:table-cell>
          <table:table-cell table:style-name="ce2" office:value-type="string" calcext:value-type="string">
            <text:p>Backup of the whole sit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uvegarde effectu&amp;eacute;e : carrousel-</text:p>
          </table:table-cell>
          <table:table-cell table:style-name="ce2" office:value-type="string" calcext:value-type="string">
            <text:p>Backup performed: carrousel-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uvegarde impossible</text:p>
          </table:table-cell>
          <table:table-cell table:style-name="ce2" office:value-type="string" calcext:value-type="string">
            <text:p>backup can no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 GA</text:p>
          </table:table-cell>
          <table:table-cell table:style-name="ce2" office:value-type="string" calcext:value-type="string">
            <text:p>script G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debar</text:p>
          </table:table-cell>
          <table:table-cell table:style-name="ce2" office:value-type="string" calcext:value-type="string">
            <text:p>sideb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es CSS</text:p>
          </table:table-cell>
          <table:table-cell table:style-name="ce2" office:value-type="string" calcext:value-type="string">
            <text:p>CSS Style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ression effectu&amp;eacute;e</text:p>
          </table:table-cell>
          <table:table-cell table:style-name="ce2" office:value-type="string" calcext:value-type="string">
            <text:p>deletion occurring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ression impossible</text:p>
          </table:table-cell>
          <table:table-cell table:style-name="ce2" office:value-type="string" calcext:value-type="string">
            <text:p>undeletabl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rime cette page et son titre</text:p>
          </table:table-cell>
          <table:table-cell table:style-name="ce2" office:value-type="string" calcext:value-type="string">
            <text:p>Remove this page and titl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rimer ce carrousel</text:p>
          </table:table-cell>
          <table:table-cell table:style-name="ce2" office:value-type="string" calcext:value-type="string">
            <text:p>Delete carousel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rimer la page</text:p>
          </table:table-cell>
          <table:table-cell table:style-name="ce2" office:value-type="string" calcext:value-type="string">
            <text:p>Delete Pa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rimer</text:p>
          </table:table-cell>
          <table:table-cell table:style-name="ce2" office:value-type="string" calcext:value-type="string">
            <text:p>remov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</text:p>
          </table:table-cell>
          <table:table-cell table:style-name="ce2" office:value-type="string" calcext:value-type="string">
            <text:p>tex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area</text:p>
          </table:table-cell>
          <table:table-cell table:style-name="ce2" office:value-type="string" calcext:value-type="string">
            <text:p>textare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re de la page</text:p>
          </table:table-cell>
          <table:table-cell table:style-name="ce2" office:value-type="string" calcext:value-type="string">
            <text:p>Page titl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re du site</text:p>
          </table:table-cell>
          <table:table-cell table:style-name="ce2" office:value-type="string" calcext:value-type="string">
            <text:p>Site title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&amp;egrave;s important pour la s&amp;eacute;curit&amp;eacute; du site. Utilisez min, maj et chiffres.</text:p>
          </table:table-cell>
          <table:table-cell table:style-name="ce2" office:value-type="string" calcext:value-type="string">
            <text:p>Very important for the safety of the site. Use min, maj and figures.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&amp;egrave;s important. Les mots les plus importants au d&amp;eacute;but. 65 caract&amp;egrave;res max.</text:p>
          </table:table-cell>
          <table:table-cell table:style-name="ce2" office:value-type="string" calcext:value-type="string">
            <text:p>Very important. The most important words at the beginning. 65 characters max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tion</text:p>
          </table:table-cell>
          <table:table-cell table:style-name="ce2" office:value-type="string" calcext:value-type="string">
            <text:p>transitio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 de carrousel</text:p>
          </table:table-cell>
          <table:table-cell table:style-name="ce2" office:value-type="string" calcext:value-type="string">
            <text:p>Type Carousel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 de transition entre les images.</text:p>
          </table:table-cell>
          <table:table-cell table:style-name="ce2" office:value-type="string" calcext:value-type="string">
            <text:p>Type of transitions between images.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n carrousel multi-images avec de nombreuses possibilit&amp;eacute;s. Parfait pour un d&amp;eacute;fil&amp;eacute; de logos.</text:p>
          </table:table-cell>
          <table:table-cell table:style-name="ce2" office:value-type="string" calcext:value-type="string">
            <text:p>A multi-image carousel with many possibilities. Perfect for a parade of logos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 carrousel tout simple et &amp;eacute;l&amp;eacute;gant avec un superbe effet de rotation 3D.</text:p>
          </table:table-cell>
          <table:table-cell table:style-name="ce2" office:value-type="string" calcext:value-type="string">
            <text:p>A simple and elegant with great effect 3D rotating carousel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 diaporama tout simple utilisant la transition par le c&amp;eacute;l&amp;egrave;bre effet Ken Burns.</text:p>
          </table:table-cell>
          <table:table-cell table:style-name="ce2" office:value-type="string" calcext:value-type="string">
            <text:p>A simple slideshow using the transition by the famous Ken Burns effec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sateur actuel</text:p>
          </table:table-cell>
          <table:table-cell table:style-name="ce2" office:value-type="string" calcext:value-type="string">
            <text:p>current Use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sateur</text:p>
          </table:table-cell>
          <table:table-cell table:style-name="ce2" office:value-type="string" calcext:value-type="string">
            <text:p>use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&amp;eacute;rification. Entrer &amp;agrave; nouveau le mot de passe.</text:p>
          </table:table-cell>
          <table:table-cell table:style-name="ce2" office:value-type="string" calcext:value-type="string">
            <text:p>Verification. Re-enter the password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eo Player</text:p>
          </table:table-cell>
          <table:table-cell table:style-name="ce2" office:value-type="string" calcext:value-type="string">
            <text:p>video Playe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esse</text:p>
          </table:table-cell>
          <table:table-cell table:style-name="ce2" office:value-type="string" calcext:value-type="string">
            <text:p>spe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r le site</text:p>
          </table:table-cell>
          <table:table-cell table:style-name="ce2" office:value-type="string" calcext:value-type="string">
            <text:p>See the website</text:p>
          </table:table-cell>
          <table:table-cell table:number-columns-repeated="1022"/>
        </table:table-row>
        <table:table-row table:style-name="ro6" table:number-rows-repeated="104842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8:28:31.483212881</meta:creation-date>
    <dc:date>2014-10-08T19:19:41.532180731</dc:date>
    <meta:editing-duration>PT49M9S</meta:editing-duration>
    <meta:editing-cycles>4</meta:editing-cycles>
    <meta:generator>LibreOffice/4.1.3.2$Linux_x86 LibreOffice_project/70feb7d99726f064edab4605a8ab840c50ec57a</meta:generator>
    <meta:document-statistic meta:table-count="1" meta:cell-count="310" meta:object-count="0"/>
  </office:meta>
</office:document-meta>
</file>